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383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99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이름</text:p>
          </table:table-cell>
          <table:table-cell office:value-type="string">
            <text:p>휴대전화</text:p>
          </table:table-cell>
          <table:table-cell office:value-type="string">
            <text:p>일반전화</text:p>
          </table:table-cell>
          <table:table-cell office:value-type="string">
            <text:p>상위소속</text:p>
          </table:table-cell>
          <table:table-cell office:value-type="string">
            <text:p>하위소속</text:p>
          </table:table-cell>
          <table:table-cell office:value-type="string">
            <text:p>건물번호</text:p>
          </table:table-cell>
          <table:table-cell office:value-type="string">
            <text:p>호실번호</text:p>
          </table:table-cell>
        </table:table-row>
        <table:table-row table:style-name="ro1">
          <table:table-cell office:value-type="string">
            <text:p>강경희</text:p>
          </table:table-cell>
          <table:table-cell office:value-type="string">
            <text:p>010-3741-988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string">
            <text:p>강경희</text:p>
          </table:table-cell>
          <table:table-cell office:value-type="string">
            <text:p>010-9671-6282</text:p>
          </table:table-cell>
          <table:table-cell/>
          <table:table-cell office:value-type="string">
            <text:p>A사업본부</text:p>
          </table:table-cell>
          <table:table-cell office:value-type="string">
            <text:p>인사과</text:p>
          </table:table-cell>
          <table:table-cell table:number-columns-repeated="2"/>
        </table:table-row>
        <table:table-row table:style-name="ro1">
          <table:table-cell office:value-type="string">
            <text:p>강은정</text:p>
          </table:table-cell>
          <table:table-cell office:value-type="string">
            <text:p>010-8199-0484</text:p>
          </table:table-cell>
          <table:table-cell office:value-type="string">
            <text:p>02-340-649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02">
            <text:p>902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7-14-2016</text:date>, <text:time>16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7-14T14:21:53.37</meta:creation-date>
    <dc:date>2016-07-14T16:20:05.74</dc:date>
    <dc:creator>종범 박</dc:creator>
    <meta:editing-duration>PT1H58M11S</meta:editing-duration>
    <meta:editing-cycles>4</meta:editing-cycles>
    <meta:generator>OpenOffice/4.1.2$Win32 OpenOffice.org_project/412m3$Build-9782</meta:generator>
    <meta:document-statistic meta:table-count="3" meta:cell-count="20" meta:object-count="0"/>
  </office:meta>
</office:document-meta>
</file>